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0f64db" officeooo:paragraph-rsid="000f64db" style:font-size-asian="12.25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font-size="14pt" fo:font-style="normal" style:text-underline-style="none" fo:font-weight="normal" officeooo:rsid="000f64db" officeooo:paragraph-rsid="000f64db"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0bf3b" officeooo:paragraph-rsid="0010bf3b"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0bf3b" officeooo:paragraph-rsid="0010bf3b"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4ec1a" officeooo:paragraph-rsid="0014ec1a" style:font-size-asian="10.5pt" style:font-style-asian="normal" style:font-weight-asian="normal" style:font-size-complex="12pt" style:font-style-complex="normal" style:font-weight-complex="normal"/>
    </style:style>
    <style:style style:name="P6" style:family="paragraph" style:parent-style-name="Standard" style:list-style-name="L2">
      <style:paragraph-properties fo:text-align="justify" style:justify-single-word="false"/>
      <style:text-properties fo:font-size="12pt" fo:font-style="normal" style:text-underline-style="solid" style:text-underline-width="auto" style:text-underline-color="font-color" fo:font-weight="bold" officeooo:rsid="0010bf3b" officeooo:paragraph-rsid="0010bf3b" style:font-size-asian="10.5pt" style:font-style-asian="normal" style:font-weight-asian="bold" style:font-size-complex="12pt" style:font-style-complex="normal" style:font-weight-complex="bold"/>
    </style:style>
    <style:style style:name="P7" style:family="paragraph" style:parent-style-name="Standard" style:list-style-name="L1">
      <style:paragraph-properties fo:text-align="justify" style:justify-single-word="false"/>
      <style:text-properties fo:font-size="12pt" fo:font-style="normal" style:text-underline-style="none" fo:font-weight="normal" officeooo:rsid="0010bf3b" officeooo:paragraph-rsid="0010bf3b"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10bf3b" officeooo:paragraph-rsid="0010bf3b" style:font-size-asian="10.5pt" style:font-style-asian="normal" style:font-weight-asian="normal" style:font-size-complex="12pt" style:font-style-complex="normal" style:font-weight-complex="normal"/>
    </style:style>
    <style:style style:name="P9" style:family="paragraph" style:parent-style-name="Standard" style:list-style-name="L2">
      <style:paragraph-properties fo:text-align="justify" style:justify-single-word="false"/>
      <style:text-properties fo:font-size="12pt" fo:font-style="normal" style:text-underline-style="none" fo:font-weight="normal" officeooo:rsid="0010bf3b" officeooo:paragraph-rsid="0010bf3b" style:font-size-asian="10.5pt" style:font-style-asian="normal" style:font-weight-asian="normal" style:font-size-complex="12pt" style:font-style-complex="normal" style:font-weight-complex="normal"/>
    </style:style>
    <style:style style:name="P10" style:family="paragraph" style:parent-style-name="Standard" style:list-style-name="L3">
      <style:paragraph-properties fo:text-align="justify" style:justify-single-word="false"/>
      <style:text-properties fo:font-size="12pt" fo:font-style="normal" style:text-underline-style="none" fo:font-weight="normal" officeooo:rsid="001559d5" officeooo:paragraph-rsid="001559d5" style:font-size-asian="10.5pt" style:font-style-asian="normal" style:font-weight-asian="normal" style:font-size-complex="12pt" style:font-style-complex="normal" style:font-weight-complex="normal"/>
    </style:style>
    <style:style style:name="P11" style:family="paragraph" style:parent-style-name="Standard" style:list-style-name="L3">
      <style:paragraph-properties fo:text-align="justify" style:justify-single-word="false"/>
      <style:text-properties fo:font-size="12pt" fo:font-style="normal" style:text-underline-style="none" fo:font-weight="normal" officeooo:rsid="00173e2c" officeooo:paragraph-rsid="00173e2c" style:font-size-asian="10.5pt" style:font-style-asian="normal" style:font-weight-asian="normal" style:font-size-complex="12pt" style:font-style-complex="normal" style:font-weight-complex="normal"/>
    </style:style>
    <style:style style:name="P12" style:family="paragraph" style:parent-style-name="Standard" style:list-style-name="L3">
      <style:paragraph-properties fo:text-align="justify" style:justify-single-word="false"/>
      <style:text-properties fo:font-size="12pt" fo:font-style="normal" style:text-underline-style="none" fo:font-weight="normal" officeooo:rsid="001c90ec" officeooo:paragraph-rsid="001c90ec"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11711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roman du XXe siècle</text:p>
      <text:p text:style-name="P2"/>
      <text:p text:style-name="P3">Préambule :</text:p>
      <text:list xml:id="list2527152004" text:style-name="L1">
        <text:list-item>
          <text:p text:style-name="P7">Rupture avec le XIXe siècle</text:p>
        </text:list-item>
        <text:list-item>
          <text:p text:style-name="P7">des romans d’analyse qui suivent la destinée d’un individu</text:p>
        </text:list-item>
        <text:list-item>
          <text:p text:style-name="P7">des romans-fresques qui embrassent toute la société</text:p>
        </text:list-item>
        <text:list-item>
          <text:p text:style-name="P7">des romans de divertissement qui touchent un public très large</text:p>
        </text:list-item>
      </text:list>
      <text:p text:style-name="P8"/>
      <text:p text:style-name="P8"/>
      <text:p text:style-name="P4">Les grandes questions du roman XXe :</text:p>
      <text:list xml:id="list2777208696" text:style-name="L2">
        <text:list-item>
          <text:p text:style-name="P9">Lire un roman pour s’affranchir de soi-même et comprendre l’intériorité d’autrui, de la diversité des destinées humaines. Trois grandes influences philosophiques :</text:p>
          <text:list>
            <text:list-item>
              <text:p text:style-name="P6"><text:span text:style-name="T1">Nietz</text:span><text:span text:style-name="T3">s</text:span><text:span text:style-name="T1">che :</text:span><text:span text:style-name="T2"> l’émancipation des normes sociales et l’affirmation de soi</text:span></text:p>
            </text:list-item>
            <text:list-item>
              <text:p text:style-name="P6"><text:span text:style-name="T1">Bergson :</text:span><text:span text:style-name="T2"> la vie intérieur</text:span></text:p>
            </text:list-item>
            <text:list-item>
              <text:p text:style-name="P6"><text:span text:style-name="T1">Freud :</text:span><text:span text:style-name="T2"> opposition entre conscient et inconscient (les rêves et les actes échappent à la maîtrise de la raison)</text:span></text:p>
            </text:list-item>
          </text:list>
        </text:list-item>
        <text:list-item>
          <text:p text:style-name="P9">la question de l’histoire et du politique. Le XXe est le siècle des grandes brisures, des grandes catastrophes collectives (la fonction de l’écrivain et de l’écriture dans l’histoire et le politique). Comment dire les horreurs de la guerre</text:p>
        </text:list-item>
      </text:list>
      <text:p text:style-name="P8"/>
      <text:p text:style-name="P8"/>
      <text:p text:style-name="P5">Les auteurs :</text:p>
      <text:list xml:id="list3826019648" text:style-name="L3">
        <text:list-item>
          <text:p text:style-name="P10"><text:span text:style-name="T4">Alain-Fournier :</text:span> <text:span text:style-name="T5">Le Grand Meaulnes</text:span>, unique roman d’Alain-Fournier qui meurt sur le front en 1914. </text:p>
        </text:list-item>
        <text:list-item>
          <text:p text:style-name="P11"><text:span text:style-name="T4">Colette :</text:span> <text:span text:style-name="T5">La Maison de Claudine</text:span>, </text:p>
        </text:list-item>
        <text:list-item>
          <text:p text:style-name="P12"><text:span text:style-name="T4">Proust :</text:span> <text:span text:style-name="T5">Du côté de chez Swann</text:span>,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08T16:48:20.953000000</meta:creation-date>
    <dc:date>2021-05-10T16:43:00.368733631</dc:date>
    <meta:editing-duration>PT21M46S</meta:editing-duration>
    <meta:editing-cycles>10</meta:editing-cycles>
    <meta:generator>LibreOffice/7.1.3.2$Linux_X86_64 LibreOffice_project/7fefe725e5592600357e1894473a23e841987400</meta:generator>
    <meta:document-statistic meta:table-count="0" meta:image-count="0" meta:object-count="0" meta:page-count="1" meta:paragraph-count="16" meta:word-count="182" meta:character-count="1064" meta:non-whitespace-character-count="907"/>
  </office:meta>
</office:document-meta>
</file>